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ed_20__28_var_29__20_2" svg:stroke-width="0.5cm" svg:stroke-color="#168253" draw:marker-start="" draw:marker-start-width="0.91cm" draw:marker-start-center="false" draw:marker-end="" draw:marker-end-width="0.91cm" draw:marker-end-center="false" svg:stroke-linecap="round" draw:fill="solid" draw:fill-color="#dee6ef" draw:textarea-horizontal-align="justify" draw:textarea-vertical-align="middle" draw:auto-grow-height="false" fo:min-height="9.286cm" fo:min-width="10.031cm" fo:padding-top="0.36cm" fo:padding-bottom="0.36cm" fo:padding-left="0.485cm" fo:padding-right="0.485cm" fo:wrap-option="no-wrap" draw:shadow="hidden" draw:shadow-offset-x="0.03cm" draw:shadow-offset-y="0.03cm" draw:shadow-color="#808080" style:writing-mode="lr-tb" loext:decorative="false"/>
      <style:paragraph-properties style:writing-mode="lr-tb"/>
    </style:style>
    <style:style style:name="gr2" style:family="graphic" style:parent-style-name="standard">
      <style:graphic-properties draw:stroke="none" svg:stroke-width="0cm" svg:stroke-color="#168253" draw:marker-start-width="0.95cm" draw:marker-end-width="0.95cm" svg:stroke-linecap="round" draw:fill="solid" draw:fill-color="#168253" loext:fill-use-slide-background="false" draw:opacity="100%" draw:textarea-horizontal-align="justify" draw:textarea-vertical-align="middle" draw:auto-grow-height="false" fo:min-height="2.58cm" fo:min-width="7.28cm" fo:padding-top="0.375cm" fo:padding-bottom="0.375cm" fo:padding-left="0.5cm" fo:padding-right="0.5cm" draw:shadow="hidden" loext:decorative="false"/>
    </style:style>
    <style:style style:name="gr3" style:family="graphic" style:parent-style-name="standard">
      <style:graphic-properties draw:stroke="none" svg:stroke-color="#000000" draw:fill="none" draw:fill-color="#ffffff" draw:textarea-horizontal-align="justify" draw:auto-grow-height="true" draw:auto-grow-width="false" fo:min-height="2.203cm" fo:min-width="0cm" fo:padding-top="0cm" fo:padding-bottom="0cm" fo:padding-left="0cm" fo:padding-right="0cm" fo:wrap-option="no-wrap" loext:decorative="false"/>
      <style:paragraph-properties style:writing-mode="lr-tb"/>
    </style:style>
    <style:style style:name="gr4" style:family="graphic">
      <style:graphic-properties style:writing-mode="lr-tb" loext:decorative="false"/>
    </style:style>
    <style:style style:name="gr5"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1.571cm" fo:min-width="1.322cm" fo:padding-top="0.275cm" fo:padding-bottom="0.275cm" fo:padding-left="0.4cm" fo:padding-right="0.4cm" loext:decorative="false"/>
    </style:style>
    <style:style style:name="gr6"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1.573cm" fo:min-width="1.32cm" fo:padding-top="0.275cm" fo:padding-bottom="0.275cm" fo:padding-left="0.4cm" fo:padding-right="0.4cm" loext:decorative="false"/>
    </style:style>
    <style:style style:name="gr7" style:family="graphic" style:parent-style-name="standard">
      <style:graphic-properties svg:stroke-width="0.3cm" svg:stroke-color="#ffffff" draw:marker-start-width="0.65cm" draw:marker-end-width="0.65cm" draw:stroke-linejoin="round" svg:stroke-linecap="round" draw:fill="solid" draw:fill-color="#168253" draw:textarea-horizontal-align="justify" draw:textarea-vertical-align="middle" draw:auto-grow-height="false" fo:min-height="0.265cm" fo:min-width="1.92cm" fo:padding-top="0.275cm" fo:padding-bottom="0.275cm" fo:padding-left="0.4cm" fo:padding-right="0.4cm" loext:decorative="false"/>
    </style:style>
    <style:style style:name="P1" style:family="paragraph">
      <loext:graphic-properties draw:fill="solid" draw:fill-color="#dee6e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 style:family="paragraph">
      <loext:graphic-properties draw:fill="solid" draw:fill-color="#168253" draw:opacity="100%"/>
      <style:paragraph-properties fo:text-align="center"/>
    </style:style>
    <style:style style:name="P3" style:family="paragraph">
      <style:paragraph-properties fo:margin-top="0.42cm" fo:margin-bottom="0.35cm"/>
    </style:style>
    <style:style style:name="P4" style:family="paragraph">
      <loext:graphic-properties draw:fill="none" draw:fill-color="#ffffff"/>
      <style:paragraph-properties fo:margin-top="0.42cm" fo:margin-bottom="0.35cm"/>
      <style:text-properties style:font-name="Liberation Sans" fo:font-size="28pt" style:letter-kerning="true" style:font-name-asian="Microsoft YaHei" style:font-size-asian="10pt" style:font-name-complex="Lucida Sans" style:font-size-complex="10pt"/>
    </style:style>
    <style:style style:name="P5" style:family="paragraph">
      <loext:graphic-properties draw:fill="solid" draw:fill-color="#168253"/>
      <style:paragraph-properties fo:text-align="center"/>
    </style:style>
    <style:style style:name="T1" style:family="text">
      <style:text-properties style:font-name="Liberation Sans" fo:font-size="28pt" style:letter-kerning="true" style:font-name-asian="Microsoft YaHei" style:font-size-asian="10pt" style:font-name-complex="Lucida Sans" style:font-size-complex="10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name="Database" draw:style-name="gr1" draw:text-style-name="P1" draw:layer="layout" svg:width="11cm" svg:height="16.009cm" svg:x="5cm" svg:y="6.99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enhanced-geometry>
        </draw:custom-shape>
        <draw:path draw:style-name="gr2" draw:text-style-name="P2" draw:layer="layout" svg:width="11.5cm" svg:height="2.25cm" svg:x="4.75cm" svg:y="1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7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4.999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5cm" svg:y="13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path draw:style-name="gr2" draw:text-style-name="P2" draw:layer="layout" svg:width="11.5cm" svg:height="2.25cm" svg:x="4.749cm" svg:y="11cm" svg:viewBox="0 0 11501 2251" svg:d="M500 0v1c0 59 11 118 32 176 24 65 60 129 107 193 108 147 270 286 481 419 463 292 1130 531 1932 699 820 173 1751 263 2699 263 947 0 1878-90 2698-263 802-168 1469-407 1932-699 211-133 373-272 481-419 47-64 83-128 107-193 21-58 32-117 32-176 0-1 0-1 0-1h500v1c0 116-21 232-62 346-39 108-97 215-174 320-140 189-346 374-618 545-502 317-1224 583-2095 766-852 179-1818 273-2801 273-984 0-1950-94-2802-273-871-183-1593-449-2095-766-272-171-478-356-618-545-77-105-135-212-174-320-41-114-62-230-62-346 0-1 0-1 0-1z">
          <text:p/>
        </draw:path>
        <draw:frame draw:style-name="gr3" draw:text-style-name="P4" draw:layer="layout" svg:width="8.75cm" svg:height="2.203cm" svg:x="6.3cm" svg:y="8.25cm">
          <draw:text-box>
            <text:p text:style-name="P3"><text:span text:style-name="T1">relevantResponses </text:span></text:p>
          </draw:text-box>
        </draw:frame>
        <draw:g draw:style-name="gr4">
          <draw:custom-shape draw:style-name="gr5" draw:text-style-name="P5" draw:layer="layout" svg:width="2.122cm" svg:height="2.121cm" draw:transform="rotate (0.785398163397448) translate (12.248cm 18.5cm)">
            <text:p/>
            <draw:enhanced-geometry svg:viewBox="0 0 21600 21600" draw:mirror-horizontal="false" draw:mirror-vertical="false" draw:type="rectangle" draw:enhanced-path="M 0 0 L 21600 0 21600 21600 0 21600 0 0 Z N"/>
          </draw:custom-shape>
          <draw:custom-shape draw:style-name="gr6" draw:text-style-name="P5" draw:layer="layout" svg:width="2.12cm" svg:height="2.123cm" draw:transform="skewX (-0.000523598775598413) rotate (0.785049097547049) translate (10.251cm 20.501cm)">
            <text:p/>
            <draw:enhanced-geometry svg:viewBox="0 0 21600 21600" draw:mirror-horizontal="false" draw:mirror-vertical="false" draw:type="rectangle" draw:enhanced-path="M 0 0 L 21600 0 21600 21600 0 21600 0 0 Z N"/>
          </draw:custom-shape>
          <draw:custom-shape draw:style-name="gr7" draw:text-style-name="P5" draw:layer="layout" svg:width="2.72cm" svg:height="0.815cm" draw:transform="skewX (0.00244346095279212) rotate (0.785747229247847) translate (11.519cm 20.191cm)">
            <text:p/>
            <draw:enhanced-geometry svg:viewBox="0 0 21600 21600" draw:mirror-horizontal="false" draw:mirror-vertical="false"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10-15T13:40:05.862000000</meta:creation-date>
    <meta:editing-duration>PT53M47S</meta:editing-duration>
    <meta:editing-cycles>6</meta:editing-cycles>
    <meta:generator>LibreOffice/24.2.4.2$Windows_X86_64 LibreOffice_project/51a6219feb6075d9a4c46691dcfe0cd9c4fff3c2</meta:generator>
    <dc:date>2025-11-17T11:16:23.432000000</dc:date>
    <meta:document-statistic meta:object-count="11"/>
  </office:meta>
</office:document-meta>
</file>